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position="" style:font-name="Monaco"/>
    </style:style>
    <style:style style:name="ce3" style:family="table-cell" style:parent-style-name="Default">
      <style:text-properties style:font-name="Monaco" fo:font-size="14pt" style:font-size-asian="14pt" style:font-size-complex="14pt"/>
    </style:style>
    <style:style style:name="ce4" style:family="table-cell" style:parent-style-name="Default">
      <style:text-properties style:font-name="Monaco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2001">
          <table:error-message table:message-type="stop" table:display="true"/>
        </table:content-validation>
      </table:content-validations>
      <table:table table:name="specie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3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con lyco ly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ale offi te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leon hisp hyo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1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14-028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ale offi te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maia bif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thym prae pol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gent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con lyco ly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2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erig glab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hera aust au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3</text:p>
          </table:table-cell>
          <table:table-cell table:content-validation-name="val1"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office:value-type="string" calcext:value-type="string">
            <text:p>tili ✕eu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office:value-type="string" calcext:value-type="string">
            <text:p>tili ✕eu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office:value-type="string" calcext:value-type="string">
            <text:p>tili ✕eur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2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rig glab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rim auri au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gent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4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amb ra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gent asc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style-name="Default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5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tili ✕eur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2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hera aust aus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6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2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scab luc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beto alo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7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office:value-type="string" calcext:value-type="string">
            <text:p>tili ✕eur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betu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cta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oa co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hym prae pr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rim auri au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asar euro cau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poly ac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8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tili cord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neot nid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bell mi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ase sile sil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sp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mp co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3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nge sylv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run dio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vero ur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euph amyg amy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09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lon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3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vale offi te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con vari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gent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e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den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erig glab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poly ve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eupa ca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ene ovat ov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gymn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ranu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p10</text:p>
          </table:table-cell>
          <table:table-cell table:content-validation-name="val1"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3" table:number-rows-repeated="1343">
          <table:table-cell/>
          <table:table-cell table:content-validation-name="val1"/>
          <table:table-cell table:number-columns-repeated="1022"/>
        </table:table-row>
        <table:table-row table:style-name="ro3" table:number-rows-repeated="1046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xonomy" table:style-name="ta1">
        <table:table-column table:style-name="co1" table:number-columns-repeated="1024" table:default-cell-style-name="ce2"/>
        <table:table-row table:style-name="ro2">
          <table:table-cell office:value-type="string" calcext:value-type="string">
            <text:p>abie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e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e n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ut the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ae in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gi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ne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er s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c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l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m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mi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mill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nob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oxy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pt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i se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hn ca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an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ca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dege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lyco ly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lyc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lyco vu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nape fo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nape lo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nape na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nap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p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pl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taur ta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vari nas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va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n vari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or ca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a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ti d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n al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n l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n aest a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n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n fl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n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n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ox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o po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sc hi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th cyn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th cyna cy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th cyna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ëth saxa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as fo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er h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 eupa eu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i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ag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c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gith gi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rupe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sc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sc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st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ro v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la al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a c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a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ira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jug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jug g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jug py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jug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e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an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co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c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cr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cy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d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eff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ex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fili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fi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f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ho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im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i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l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long 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long tu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mi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oth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p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pl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r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ect al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ec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ect c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sub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u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v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ch x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dr ve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s gr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s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s p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s sub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ampe po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cari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cepa as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cepa ce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f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l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pe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cho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cho sch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c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sub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ursi ur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vict vi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i v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nu alno al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nu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nu gl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nu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p aeq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p g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p my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op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h c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th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ys al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ys de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ys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ys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ys repe t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blit bl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blit e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ca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cr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g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hy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powe bo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powe pow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r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r ar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r ps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r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el l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el o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e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mi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mo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or fr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c cori c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c mori m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c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c py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g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g fo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g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p ma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 az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ch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ha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he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l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p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s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dr wul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ba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b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na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r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m trif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t gr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 ar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 sylv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 syl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e sylv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e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a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c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cere c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cere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c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l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mont as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mont fa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odor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ru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vul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vuln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vuln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vuln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vuln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i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er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er spic v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h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ha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u grav ra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os fo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i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i ei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i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qu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alpi c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a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b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hirs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p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oy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oye sub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t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b th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al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la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mi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p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ct uv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bi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l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ma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sep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en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s cl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e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e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mo r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ni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no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h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ab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ab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d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g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m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p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sc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ver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e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um cy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um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un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ar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ar euro c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ar euro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ar eur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cl sy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a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 cy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 ne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e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a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ad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cu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fi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le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r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scol sc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seel se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sept s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tric h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tric p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tric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tri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tric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pl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e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e am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i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aust ac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aust al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ci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d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frig fr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gly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majo inv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majo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maj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on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p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t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a cr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y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hy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oc ar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oc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h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li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ob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p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s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o b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br de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ri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adsu ads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adsu au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ads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f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flex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nu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sati c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sat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ster lu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ven v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 nigr m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ll nig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vulg ar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vul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 scop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s scop sc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go semp c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 m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ll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b th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b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g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t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ru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a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o al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o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n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p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pube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pube p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etu pub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c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fe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fr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trip tr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d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fo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 laev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 laev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 laev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sc lae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c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ys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lb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lb mar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ra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h is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r lu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r m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r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otr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pi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pinn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 j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 napu na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s ra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y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iz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b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comm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comm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com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d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g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hord bi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hord h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hord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hord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hord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i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in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le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pu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race l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race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se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m t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un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dd da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l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l incr le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gl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ni er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ni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ph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pl falc f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pl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pl r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pl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to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xu se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a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ep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d p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e ir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e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an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ch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co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c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ham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h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palu a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palu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palu c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st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t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y se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al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micr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mic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micr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sat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e sati z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barb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be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ce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ce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co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g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gl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mo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atu jah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atu p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u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y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ra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rapu ra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rh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rotu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sc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si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at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atr t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atr 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atr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hyr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hy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hyr thy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t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wi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nn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s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ps bu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c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ma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mar a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mar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amar opi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cras c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cras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cras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cris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def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defl su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defl t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defl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en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ham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im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ma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nuta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nuta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nut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pers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pra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re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r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d ud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cut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cut rm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p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i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i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ri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run b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run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ue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bux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ane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e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h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ur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urv cu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curv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st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d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ech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e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i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lav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la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lav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lav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r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fu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e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asi la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e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e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i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l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u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ur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muri s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r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rni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rni or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rn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ot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ni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au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ilu pi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u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r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remo r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r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r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e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emp se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emp ta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ten 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t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u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ve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vulp id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e vulp 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acau ac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acau ca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aca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bieb bie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bieb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bieb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vul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l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 be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p c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t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u c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t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 big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c pla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c plat m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uc plat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c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eryt ery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jace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jace j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jace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jac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jace sub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li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cab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cab b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cab sc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cab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o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toe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to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nt stoe st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d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arv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arve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brac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cari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ce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e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clav c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de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f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gl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gl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h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lu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pe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pum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semi s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subm sub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te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un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i mino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v r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ar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a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s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tem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hirs sla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hirs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hirs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la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no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pi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r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m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l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albu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albu bo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albu pe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alb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berl zs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bonu hen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ch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fici fi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f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op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pr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stri ct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stri or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su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ur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en vu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m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lo st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n ch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n j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y al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y op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ch en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ch in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cu v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c lut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c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di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erio e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e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r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s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tr l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r u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y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m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i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m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m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m r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m vi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eo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ac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f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n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n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h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ch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l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c au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u arb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a n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a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m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i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i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r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r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 aj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 rega re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v maja maj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a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e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e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i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m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sang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sang 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sang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san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n s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o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o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o v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r li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av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c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co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m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s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y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sm bi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bu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da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di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d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h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su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to w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laev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laev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rhip li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rhip rh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aure a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bi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con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foet fo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foet rh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fr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jacq jac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moll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mo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moll su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ni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p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se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t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te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ep vesi ta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al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c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t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oc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c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c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uc p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p ac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p al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yp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 me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 pe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cu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ep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epit ep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lu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usc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an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an se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an tri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cl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do ob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mb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no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no d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no ech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no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e es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e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e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e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e m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pr c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s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st di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st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s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ti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ti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ti scop sc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cr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cu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glom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glom gl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inca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inca o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inc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is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la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mac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maja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maja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maja maj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maj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s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ct tr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t decu d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nt dec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ph cne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ph la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ph mez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ph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si fr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 in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 s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u wr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uc caro ca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uc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ant decu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p c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p elat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p ela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p elat st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lp ox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 ce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c so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ut sc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arme ar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cart c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cart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car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cart v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de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g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g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plum b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plum ho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plum lum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plu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mo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p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supe s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an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e fo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t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is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sang p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gi sang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comp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iss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o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t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h ze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er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s fu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s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s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s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t gr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clus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clus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clus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glac c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glac g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gla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o p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y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y he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ory pen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aizo aiz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aizo zm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aizo be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bo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fl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p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sa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s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st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vern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ab st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s an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s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s obo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os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a oc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m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aff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bo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c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c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d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ex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r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yo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sp a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sp bo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sp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ysp s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crus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crus cr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crus sp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es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ex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fr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i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lo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m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p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ch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t he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t hy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at t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a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ac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mam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mami ma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palu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qu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eo un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od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od nu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sh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m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m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m hisp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m hisp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m hisp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t ae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t at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t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t lax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lyt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e h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mpe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al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an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cili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do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n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ob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tetr lam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tet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l tetr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m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aph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bu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hell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hell h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he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l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mu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pip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flu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hy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te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qui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al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g vi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an hy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ec h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c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c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cri ac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cri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cri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cri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c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nnu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nnu s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nn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nnu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at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glab c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glab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k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negl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negl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neg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poly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sc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g un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o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o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o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o sc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o v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it n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od ci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od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uc g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uc n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uc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n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n p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c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chei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chei 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cr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diff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ma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re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s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sch c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on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on f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on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on v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a c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amyg amy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cy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d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dulc d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dulc in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es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ex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f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g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h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l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ma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my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nemo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offi pi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offi r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off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e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i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rbi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ali ol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e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e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asi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tri c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stri or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ta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v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ph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th gr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go es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go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gu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c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 b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 con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 du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ll s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l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met am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p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run a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run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arun ue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c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dry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gu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ha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hete a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hete y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nigr ca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nigr c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n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ov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i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rat ap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ra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rat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seu d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seu v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ulc j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ulc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ul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br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br j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br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b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pi co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rupi r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tri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tri s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tri t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ale s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a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ers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ers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est v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ca ca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ca vern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cu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a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a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a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i ul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i ulm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i ulma ul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l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en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s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s s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ur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 an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 ve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g viri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n al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x ex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x or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ax pe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it me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ca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offi w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sc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ma va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boh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bohe b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bohe s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li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ge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a l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a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ar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bi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la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olon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pube p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se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psi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spec io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e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lb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n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p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b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lu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me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m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mo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n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al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alu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us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pyc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r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ylv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t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va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v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ve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li w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aza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 an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 sa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i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c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n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sc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germ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lute t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b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bava su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clus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cr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or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n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rae b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rh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u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nt vern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co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di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lu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mag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hae l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hae ph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ha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ro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si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ra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um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um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um r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eum ur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d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d i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d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au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b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b se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c hede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c h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ec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 bis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ob nu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dec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fl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ma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m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no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lyc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ho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nap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od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t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e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uiz ab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cono c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cono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con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dr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ro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ps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ps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ps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ck de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cq ep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de h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dy hedy he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alpe c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c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heli sc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la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numm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numm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numm nu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numm ob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num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par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p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pusi pu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pusi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i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 du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 fo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 ni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l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m ech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lo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me fu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me l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pa no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 aust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 m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 spho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 spho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a spho sph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m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n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n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sp matr m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sp t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bi sy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bi t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m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p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r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r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au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en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i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o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bu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aes i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aes os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a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h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o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o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y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cy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di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d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ech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e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flag er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flag la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fl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g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glau c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glau in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gl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ho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in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j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kal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ko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a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a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e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m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m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ne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no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ob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o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ox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e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in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or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ilo s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orr ct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orr li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rae lt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rae r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r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p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ro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a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c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chm co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ch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c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c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p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t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su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te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u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va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va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vi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w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er ziz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ma hirc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co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emer em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rham flu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rham r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rha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pp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irs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c l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c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lo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pube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pube p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pube s.la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o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o d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o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 bo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no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ju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muri m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se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d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m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 alpi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 alp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n p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 cv f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st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tt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ut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u lu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mu sc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upe s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ac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dr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dr mors r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lo m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lo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lo te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os ni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el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macu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e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hy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un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ss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er a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er se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er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ex aq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lle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 ba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 gl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 n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pa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br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con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en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he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ocul ch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ul sali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pom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gr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s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si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s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at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e l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l fl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l se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p th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va x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asi mon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vi glob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vi glob gl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vi glob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vi glob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gl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gl re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ar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bi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bu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c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c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eff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en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in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jac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mi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mo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r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sub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te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c trig tr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 comm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 comm n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 com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i sa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ri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alm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rn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err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ck elat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ck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arve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arv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dry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nau m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br my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br si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el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el pyra p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el pyra py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lk am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ras ce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bu an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m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qu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s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ct vi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i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i am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i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i or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i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mp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h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p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s comm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s comm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ps com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ri deci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ar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lat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lati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lati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pr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sile s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e tr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a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laev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laev oc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lae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l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ni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prat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squa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squa t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th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a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a th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a tri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er ory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go spec v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n gib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n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n mi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n t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mn t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ns cu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card c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card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hisp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hisp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hisp hy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hisp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hisp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ma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on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di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dr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ne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r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y h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dus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dus ad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adus ma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ga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ir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max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maxi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vulg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v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ym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u o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gu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i bulb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i bulb c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i bulb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i c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li m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n dou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o ab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mo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alpi p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bipa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da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g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si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a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d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n b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aust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c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hirs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u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nu v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pa lo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th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loy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e er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u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is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li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li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li r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li tem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ma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c pyre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c pyre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caer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ca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hen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p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p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ni xy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ra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c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cor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corn c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corn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mari s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pe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tu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dw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a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na r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pi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pi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pi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alpi lo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alpi 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camp ag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d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fo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luzu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luzu 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luzu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n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pic c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pi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pic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ylv sie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yl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uzu sylv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h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h flos cu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h flos jo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i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an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clav c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clav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cla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euro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euro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eur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ex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co in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si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si nu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si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si thy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s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th hy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th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yth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ho aq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a bi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a mono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u das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u d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u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u sylv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al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ne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sylv ma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sylv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sylv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lv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r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r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r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r d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tt st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ur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co c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f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lu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m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di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a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alti fa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alti po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m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t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i un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du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pi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pu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sm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t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y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rc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sp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um at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 li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 mi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li effu eff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mu gu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mu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bi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cher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ge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l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l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se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nu se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 s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c s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so or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eh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eh d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eh m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eh tr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en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i a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i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li caer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a did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a f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e un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 font am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 font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 fon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nt font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u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oru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arme a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bo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co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ne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sc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ute ad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ag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decu d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decu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dec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decu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d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l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palu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ramo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reh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scor sc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sp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os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ri al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ri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ri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ri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rr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ja mari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ja mari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ja ma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ja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in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poë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c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d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st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st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st 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ot ni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ot trid t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ot us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e c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e fa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e nu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e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sl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a ph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o l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o r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co s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e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e d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e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r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r nigr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r rh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r st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igr wi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brac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brac h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caer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c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cc rotu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ne pull pu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ph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uph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ymp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ymp c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ymp pe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n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n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n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a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a f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a pi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a s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bien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bi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ca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de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de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gla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ho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oak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p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pyc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eno sub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mph sc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mph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b aren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b mon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b vi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n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n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n repe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n spin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n spin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p ac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os vi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h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hr ap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hr h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hr in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hr sp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masc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m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si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sp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t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ustu a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ust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ch ustu us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eo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i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la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d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ko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umbe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um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n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arte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ca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co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lu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p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rapu g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rect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reti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reti re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sa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ob te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s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o am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tho si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al ac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al c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al d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al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r dig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camp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camp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camp t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ha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hall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hall ko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hall ve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la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t tri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h m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ch t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ed bo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ed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eo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d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h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mili ag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mili m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mili r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i r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alpi s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ar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c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dub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dubi con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dubi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dub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pi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rh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somn se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pa somn som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ma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l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i ju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i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n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o ka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 in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 qu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t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st sat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ul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ac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as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f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o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p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r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rose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rost c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rost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scep ca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sylv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di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al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nn al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pl p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a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am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b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hy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lapa br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lapa la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lapa mes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lapa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m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s v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a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a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a pa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r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r pr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r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r s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tu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al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c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ore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os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uc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c t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l a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l arun pi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l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s co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s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d aiz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d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d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g co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l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l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el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no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ph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pra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e rh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m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s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o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ra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alke alk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alke f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op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pe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ph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ac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am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bet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con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gl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h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or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sie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spic co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t spic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e ab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e p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r hier hi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r hie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cr hier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an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majo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majo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maj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saxi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saxi s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mp sax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e t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g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g l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u ce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u mu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u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u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nu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t m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t vi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u sati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su sat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al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atra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majo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majo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maj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n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bi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u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b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bi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arp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arp sp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ha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l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m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r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st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a tri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e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c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lpe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lp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mar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mar e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ma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vic av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vic de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vic r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vi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br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co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lo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m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u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ul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ulg oxy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ba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g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si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pu tr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oler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oler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oler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oler p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t ole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be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c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fl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f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gr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lu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n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ni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no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ect ba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ect p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ec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sp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a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an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anse an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arg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a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br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ca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co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c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fr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h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inc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in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ne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n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r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s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supi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te vern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n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auri a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auri ba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auri 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au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f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gl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h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ma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pru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ve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veri v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im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ar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aviu avi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avi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cera ife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cera s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dom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dome d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dome in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×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fr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la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ma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padu b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padu pa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pad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un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albi al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alb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albi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men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tu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er aq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cc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i dyse dy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mo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moll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moll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ob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off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m s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alpi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alpi ap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alpi sch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alp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ha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p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pra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prat 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prat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sty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ls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sc sc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hs alk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a co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o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o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o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o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u comm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u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u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u py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 p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 pube p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 ro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r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i l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c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cri ac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r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aur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ba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bre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ca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ci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con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c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fl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fl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g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l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l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e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e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h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oly em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oly l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pyg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s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sc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se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th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tr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t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u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h ra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h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i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i rugo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pi rugo ru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 lut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se phy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am c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am 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am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am saxa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eu rh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alec al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alec f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alec fre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ale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aris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bo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g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n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f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p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rose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us ty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n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n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p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uvac g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uva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be uvac uv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i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bi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ri am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r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ri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ri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ag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ba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 an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 b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ani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co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du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el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f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g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ju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maj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mu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p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r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ru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subc l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subc n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vo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sa vosa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l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l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m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p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rg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r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ba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b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bay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b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bif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a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e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hlo ad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hlo ch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c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d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ep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eryt ch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eryt en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fa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f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fru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a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oni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oni l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oni or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o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r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rac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r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gu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he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he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he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id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i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kl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ku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a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am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a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e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liu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mu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ne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ob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op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h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hy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l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re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seu ae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pseu ps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a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u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ru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c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c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ch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c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ect r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e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u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ta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t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thy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v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bu wei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db f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db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db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cet el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cet ic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cet o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ce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c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hy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k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obtu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obt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obtu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obtu t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pati p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sali t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s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me thy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sc hy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ta gr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apet ap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apet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no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sagi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sagi ol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gi s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ap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a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baby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bi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ca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c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daph da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das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elea el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frag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hast h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he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mi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my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myrs c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my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p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epe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epe ros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ep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e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e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s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tria amy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tri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tria t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vi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i wa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s t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gl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prat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sc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lv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b eb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b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mb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g mino b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g mino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g min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g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i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v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po ocym ocy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po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po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r leuc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u h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tu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s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s d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us pyg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d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iz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n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ph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bi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ble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br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bul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bu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cr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cu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ge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gran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hi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hi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h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h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mo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m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m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opp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oppo op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p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re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rosa sp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ro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ru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se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stel pr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stel ro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ste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tr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u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wa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xi ur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co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luci lu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o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b t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n pect v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e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f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la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mu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p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ta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o tri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bi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bifo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d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lu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sa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sie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l tm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r h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r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r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 d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p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a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au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he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l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mont m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 no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 umbr ne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 umb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 umbr um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ro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t al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t g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t h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ut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a c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cu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c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tra a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tra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atr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das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sa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se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sto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t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du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a he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a s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li ca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p a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p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p st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p t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mp wul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abro ab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abr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abro t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ca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d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d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er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er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herc he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in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inca c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ja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nemo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nemo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nemo jac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ovat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sa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su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v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ne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rr t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e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e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e hi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e liba li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e os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sad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sadl sad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sl sadl ta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fa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i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ert l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ert rm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i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iri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iri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a viri we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her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bb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cy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de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a s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acau ex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acau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aca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b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co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c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d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g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lati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l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no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nut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nuta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otit h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oti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otit ot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s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t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v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vulg a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vulg g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vul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vul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e ×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ly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a alba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n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al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i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lo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sy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ium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myr pe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d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ly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nigr sch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t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vill a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a vill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d pus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 virg mi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 virg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i virg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arv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arve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aspe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nc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r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ria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ucu au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ucu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uc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d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g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so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b to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g bi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rg h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m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rec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rec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rec ne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rec oo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ere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ar n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 arve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 p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r r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 oler in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 oler ol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a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b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dou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r spi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byz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g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rec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rect r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c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ap pi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al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a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gr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ho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med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negl ne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ne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l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p i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p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p da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p er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p pe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ip pulc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 al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e am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 in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ucc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wer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albu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ch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l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nova ang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novi be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offi bo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tub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up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v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r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ge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ge p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bal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cory co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cory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cory sub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p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na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a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arq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ba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b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con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c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cu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de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he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is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l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mol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p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c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cu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di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ery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ct r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e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t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tr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tu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v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a ve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u b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es nu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le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hele he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hele s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hel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inte a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inte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inte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int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ph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uc bo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uc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uc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uc scor di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euc scor on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aq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lu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minu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minu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min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simp ga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simp si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simp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l simp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l li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l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b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eb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l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pyre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pyre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pyr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ra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r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la al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la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la coe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j oc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j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j pl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k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a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rae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rae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ra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my pulc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ule pu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pul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ym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i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i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i ✕e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l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fi ca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fi pu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d m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i arve re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i ja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i l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zz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o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porr po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prat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prat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pra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g ra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p na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au gl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 cesp ce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e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a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au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b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ca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frag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hyb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hybr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hybr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inca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medi m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mon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o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rat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rat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rat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prat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repe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res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sp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f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g ca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g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g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n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p in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s al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s d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s flav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s spic ov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a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di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m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ri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sp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tu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l eu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ug ca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ug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li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li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g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r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ss fa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 lax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yph sh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mu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mu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mu mino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ti dio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ti dioi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ti dioi s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ti pi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rti ur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r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ri bre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ri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ri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tri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angu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ga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h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co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m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my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oxy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cc v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c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celt n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dioi dio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lo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offi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offi s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off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offi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ph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ri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su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e tr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nt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a albu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a albu lo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a alb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a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b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bo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chai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de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ly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p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pho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b tha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g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nag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nag ti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ph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be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bell b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c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cham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cha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cham cha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cham mi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d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frut ca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frut ic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g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hede he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hede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m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o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op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or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p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pe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p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pr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c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ch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erp 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erp h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erp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p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p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sub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te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tr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tr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ur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ve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ero vi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u bud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u l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u op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bu rhy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angu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angu se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ang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ar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ca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c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crac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du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er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fa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la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orob i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orob 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pann pa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pann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pi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s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se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sy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t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t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ci vi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c hi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c maj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nc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alb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arv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arve ar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arve me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bi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cani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cani rup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cani sch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can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hi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mi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od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re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ri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ru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st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su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tric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tri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tric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b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×w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ol ×s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c al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c laxu ab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c laxu lax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sc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ti r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ti vini v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p br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p my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p un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g hy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stip st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lf arr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ood il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i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r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s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st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era an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ucc f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nn palu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nn palu p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nn pal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ea ma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inn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gu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o es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zame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cy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na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ro ge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on t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ec o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o ma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n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p br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p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th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i ar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i glo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i r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i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ci s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eo ruf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na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at epi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i ac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i lo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ili sabu sa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od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bi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im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nad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sub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el g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el sc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e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ef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re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a x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i de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i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am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c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ceri m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he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s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st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x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o ti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ta c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e ce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e mo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e oli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r acu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r e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r isla is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tr m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ch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f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fu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ae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y ca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ry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am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arbu m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arb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arbu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b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e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o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o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on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erv v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cris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d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ec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fi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furc fu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ci ma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c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cr e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macr od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phy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pl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po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py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r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rang rm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squa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s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sul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sy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unc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d unci u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 f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ll tena te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m min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m mini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m mini c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rm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ba bae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e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me p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gy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m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er p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v ca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v cu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av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ulg brac b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lug brac de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ap sc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al t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fe disc di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te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c sc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bi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f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ph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t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o vit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tr rev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msh al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alb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sa p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ar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ca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ca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ch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epib epi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ex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in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ph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poly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pu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s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s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sy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thy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a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i d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i ny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i wul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l a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l el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cl fla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ebu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inc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jac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lo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r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t cy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t g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t l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t sa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ch hu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a am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ba pu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xo cis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xo e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ga v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h ex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h ex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x fuli gla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lx su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ne t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a lign lig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a m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a mi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ri nigr ni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bl a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bl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co epi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co hyp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co sa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h b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ph p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m ac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rm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alb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and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arb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in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tu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chr up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g niv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g ru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g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g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peg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a tri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lox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omph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omph om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opmp pi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i pa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i t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nn co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op am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op hy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sax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m s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tr cr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aph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ca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ho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t ru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d fu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al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am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br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co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c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g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gl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lei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le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pe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t s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e enp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e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ae ni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ly ar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c p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ad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aip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dub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dubi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dubi in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dubi t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v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musc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musc mus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musc bay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caes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caes ca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caes rh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caes v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st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ys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l ic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ot t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furf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furf fu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v furf ce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v furf fur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or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og st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unc sub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no so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e la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e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ma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ma f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z geog geo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z la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z re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mu l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n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e re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o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bisp bi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bisp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bisp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bisp su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c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sa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lo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 c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am l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a gyp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 alpi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 alpi er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r alp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i st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am verm ve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l me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l le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la m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i op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i se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n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op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op chl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 l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i cyl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i cyli cy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i cyli d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i cyli t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mbi hir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ne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n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ne su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p p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ulp tub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d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s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c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eleg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p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ant s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ylo pa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ylo v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sc cy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sh gr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sh is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x im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pr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y v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n pu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d a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rd bol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al cyt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ryt naj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omp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ch ele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t sp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t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 de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be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yc fo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e ca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pe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rr ny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ma me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sa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mp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e abi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e abie hy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e abie ab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l sub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l se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l va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as mi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eu p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e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m at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om v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nth j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ri u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bar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hat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kun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ly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re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 r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t ith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po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zz tr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p tri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p tric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ep tric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lin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ve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al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ci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glar g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pop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riv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r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ac t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ar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capi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eleg fe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f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pseu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pseu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sch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schl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schl sc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u we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l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y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ch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st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mp py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bi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ma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co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ozi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el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ell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pl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ph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a pur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il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r cr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irr p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im d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o co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rat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ten mo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ten moll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yno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m lati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h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h pell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h p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ce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d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do de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bon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bre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sc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sp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u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cr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dy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dy 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dy gig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dy r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pl al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t inc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r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r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r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tr li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p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rep u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c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rh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st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ca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to co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rh pulc pra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rh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urh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s adi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s dub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s osm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iss tax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l di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l fra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rul t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fu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h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pul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se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im t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infl in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ymn ae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dw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rz se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ete dim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tr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lu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ph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ma s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ok luc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lo py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lo sp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me recu r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b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cu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cupr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cupr cup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nu cupr subj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li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jut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ma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pall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pall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pall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pr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rev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ypn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p pulc ni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p pulc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t alo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sot my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g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g con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ung gra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ae bly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iae st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urz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urz pau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o ba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o ba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io c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je ca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pi rep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k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gla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b ju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ju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uc sci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bi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c he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mi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bi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ph wen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c poly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c poly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 f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r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es uli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z fur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ho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lyc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ma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sp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st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niu th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li ano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ur jul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ur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rd ge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 pen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ck pu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we cu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n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don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co vi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int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ru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ly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p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rth s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m inc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xyr hian h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u comm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u comm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u comm f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u comm s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lu de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en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ra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l en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l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c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f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s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hil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dem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asp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p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aff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el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ro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nium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u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cav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d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laet se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g cium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ju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t re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u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eu sch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cru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dr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nuta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nuta nut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nuta sch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hl wahl wah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al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co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fo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jun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lo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pe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p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ly s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e cor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ore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rei qu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inc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rad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seu c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er f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er fil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er fili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il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il pu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il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tyc pl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yla pol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o cane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o cane ca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o el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o lan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o su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du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z pu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iz pse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od rose u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 l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 triq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hyt rug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icc c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ni unc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aeq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asp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curt agg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irr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irri ir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irri ruf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ap und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ap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atr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brun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brun br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brun g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hi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u ref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iu st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le pur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co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rev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 sc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ang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au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au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c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c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co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c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fa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fi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fl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fus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gir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inu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li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maj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mo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obt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palu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pap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p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qu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rip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rub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ru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acu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cus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rig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ect su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qu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ub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su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te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te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ha war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la sph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g lati sl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g lati lat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g lati pi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a st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 cal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 m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ynt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xi wis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yl ser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i ass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i phi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ui ta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imm norv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me ni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 bam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 inc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 ru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 spe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rt to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 tom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c vi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pol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rit qu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ot c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lot lud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oit niv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n ex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n flu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arn sar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s c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is spec i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ryo un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 bry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ufo buf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o vul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tri natr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a dal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na tem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nde alga</text:p>
          </table:table-cell>
          <table:table-cell table:number-columns-repeated="1023"/>
        </table:table-row>
        <table:table-row table:style-name="ro2" table:number-rows-repeated="10440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abbr" table:target-range-address="taxonomy.A1:taxonomy.A4557" table:orientation="column"/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 style:data-style-name="N2" text:time-value="14:19:15.4781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14-11-06T16:57:00.245316000</dc:date>
    <meta:editing-duration>PT3H32M17S</meta:editing-duration>
    <meta:editing-cycles>38</meta:editing-cycles>
    <meta:generator>LibreOffice/4.2.4.2$MacOSX_x86 LibreOffice_project/63150712c6d317d27ce2db16eb94c2f3d7b699f8</meta:generator>
    <meta:document-statistic meta:table-count="2" meta:cell-count="7206" meta:object-count="0"/>
  </office:meta>
</office:document-meta>
</file>